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MPIRE CAYRA, FELICIANO FAUSTO</text:p>
            <text:p text:style-name="P5"><text:span text:style-name="T15">Dni</text:span><text:span text:style-name="T14">:4040094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MPIRE CAYRA, FELICIANO FAUS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1200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56203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26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ROBERT CARRASC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30:2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